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914cm"/>
    </style:style>
    <style:style style:name="co3" style:family="table-column">
      <style:table-column-properties fo:break-before="auto" style:column-width="4.272cm"/>
    </style:style>
    <style:style style:name="co4" style:family="table-column">
      <style:table-column-properties fo:break-before="auto" style:column-width="3.745cm"/>
    </style:style>
    <style:style style:name="co5" style:family="table-column">
      <style:table-column-properties fo:break-before="auto" style:column-width="4.494cm"/>
    </style:style>
    <style:style style:name="co6" style:family="table-column">
      <style:table-column-properties fo:break-before="auto" style:column-width="6.382cm"/>
    </style:style>
    <style:style style:name="co8" style:family="table-column">
      <style:table-column-properties fo:break-before="auto" style:column-width="4.217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99cc" fo:border="0.002cm solid #000000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row table:style-name="ro2">
          <table:table-cell table:style-name="ce1" office:value-type="string">
            <text:p><text:s/></text:p>
            <text:p><text:s/>Fichier JS</text:p>
          </table:table-cell>
          <table:table-cell table:style-name="ce1" office:value-type="string">
            <text:p><text:s text:c="7"/></text:p>
            <text:p><text:s/>Lignes de codes testées <text:s text:c="24"/></text:p>
          </table:table-cell>
          <table:table-cell table:style-name="ce1" office:value-type="string">
            <text:p/>
            <text:p><text:s text:c="5"/>Fonction testée</text:p>
          </table:table-cell>
          <table:table-cell table:style-name="ce1" office:value-type="string">
            <text:p/>
            <text:p><text:s text:c="7"/>Résultat attendu</text:p>
          </table:table-cell>
          <table:table-cell table:style-name="ce1" office:value-type="string">
            <text:p/>
            <text:p><text:s text:c="2"/>Comment vérifier le résultat attendu</text:p>
          </table:table-cell>
          <table:table-cell table:style-name="ce1" office:value-type="string">
            <text:p/>
            <text:p><text:s text:c="6"/>Problème possible</text:p>
          </table:table-cell>
        </table:table-row>
        <table:table-row table:style-name="ro4">
          <table:table-cell office:value-type="string">
            <text:p/>
            <text:p><text:s/>index.js</text:p>
          </table:table-cell>
          <table:table-cell office:value-type="string">
            <text:p/>
            <text:p><text:s/>Ligne 7 à 23</text:p>
          </table:table-cell>
          <table:table-cell office:value-type="string">
            <text:p/>
            <text:p><text:s text:c="2"/>getAllCameras</text:p>
          </table:table-cell>
          <table:table-cell office:value-type="string">
            <text:p/>
            <text:p>Connexion à l'API et </text:p>
            <text:p>récupération des données.</text:p>
          </table:table-cell>
          <table:table-cell office:value-type="string">
            <text:p/>
            <text:p><text:s/>Vérification par une alerte dans la </text:p>
            <text:p><text:s/>console JavaScript (console.log).</text:p>
          </table:table-cell>
          <table:table-cell office:value-type="string">
            <text:p/>
            <text:p><text:s/>La connexion à l'Api <text:s/></text:p>
            <text:p><text:s text:c="2"/>peut échouer</text:p>
          </table:table-cell>
        </table:table-row>
        <table:table-row table:style-name="ro4">
          <table:table-cell office:value-type="string">
            <text:p/>
            <text:p><text:s/>index.js</text:p>
          </table:table-cell>
          <table:table-cell office:value-type="string">
            <text:p/>
            <text:p><text:s/>Ligne 27 à 84</text:p>
          </table:table-cell>
          <table:table-cell office:value-type="string">
            <text:p><text:s text:c="2"/>allCamList</text:p>
          </table:table-cell>
          <table:table-cell office:value-type="string">
            <text:p/>
            <text:p><text:s/>Création de la page </text:p>
            <text:p><text:s/>index.html.</text:p>
          </table:table-cell>
          <table:table-cell office:value-type="string">
            <text:p/>
            <text:p>La page index.html affiche les cinq </text:p>
            <text:p>différents produits de la page.</text:p>
          </table:table-cell>
          <table:table-cell office:value-type="string">
            <text:p/>
            <text:p><text:s/>La page ne s'affiche pas</text:p>
            <text:p><text:s/>correctement.</text:p>
          </table:table-cell>
        </table:table-row>
        <table:table-row table:style-name="ro4">
          <table:table-cell office:value-type="string">
            <text:p><text:s/>index.js</text:p>
          </table:table-cell>
          <table:table-cell table:style-name="ce2" office:value-type="string">
            <text:p/>
            <text:p/>
            <text:p><text:s/>Ligne 88 à 110</text:p>
          </table:table-cell>
          <table:table-cell office:value-type="string">
            <text:p><text:s/>appareilDescriptif</text:p>
          </table:table-cell>
          <table:table-cell office:value-type="string">
            <text:p><text:s/>Création de la page</text:p>
            <text:p><text:s/>Index.html.</text:p>
          </table:table-cell>
          <table:table-cell office:value-type="string">
            <text:p><text:s/>La page produit.html affiche le produit</text:p>
            <text:p><text:s/>séléctionné. Alerte dans la console.</text:p>
          </table:table-cell>
          <table:table-cell office:value-type="string">
            <text:p><text:s/>La page ne s'affiche pas</text:p>
            <text:p><text:s/>correctement.</text:p>
          </table:table-cell>
        </table:table-row>
        <table:table-row table:style-name="ro4">
          <table:table-cell office:value-type="string">
            <text:p><text:s/>index.js</text:p>
          </table:table-cell>
          <table:table-cell office:value-type="string">
            <text:p><text:s/>Ligne 118 à 121</text:p>
          </table:table-cell>
          <table:table-cell office:value-type="string">
            <text:p><text:s/>nombreArticlePanier</text:p>
          </table:table-cell>
          <table:table-cell office:value-type="string">
            <text:p><text:s/>Affichage du nombre </text:p>
            <text:p><text:s/>d'articles séléctionnés </text:p>
            <text:p><text:s/>dans le panier.</text:p>
          </table:table-cell>
          <table:table-cell office:value-type="string">
            <text:p><text:s/>Le nombre d'articles séléctionnés sont</text:p>
            <text:p><text:s/>affichés sur l'icône du panier. </text:p>
          </table:table-cell>
          <table:table-cell office:value-type="string">
            <text:p><text:s/>Le nombre d'articles ne</text:p>
            <text:p><text:s/>s'affiche pas sur l'icône</text:p>
            <text:p><text:s/>du panier.</text:p>
          </table:table-cell>
        </table:table-row>
        <table:table-row table:style-name="ro4">
          <table:table-cell office:value-type="string">
            <text:p><text:s/>index.js</text:p>
          </table:table-cell>
          <table:table-cell office:value-type="string">
            <text:p><text:s/>Ligne 135 à 149</text:p>
          </table:table-cell>
          <table:table-cell office:value-type="string">
            <text:p><text:s/>ajoutPanier</text:p>
          </table:table-cell>
          <table:table-cell office:value-type="string">
            <text:p><text:s/>Ajoute l'article séléctionné</text:p>
            <text:p><text:s/>au panier lors du clic sur </text:p>
            <text:p><text:s/>le bouton.</text:p>
          </table:table-cell>
          <table:table-cell office:value-type="string">
            <text:p><text:s/>L'article est présent dans le Local </text:p>
            <text:p><text:s/>Storage. Une alerte est affichée en </text:p>
            <text:p><text:s/>console et sur le site.</text:p>
          </table:table-cell>
          <table:table-cell office:value-type="string">
            <text:p><text:s/>L'article n'a pas été </text:p>
            <text:p><text:s/>ajouté au panier.</text:p>
          </table:table-cell>
        </table:table-row>
        <table:table-row table:style-name="ro4">
          <table:table-cell office:value-type="string">
            <text:p><text:s/>index.js</text:p>
          </table:table-cell>
          <table:table-cell office:value-type="string">
            <text:p><text:s/>Ligne 155 à 251</text:p>
          </table:table-cell>
          <table:table-cell office:value-type="string">
            <text:p><text:s/>ajouter</text:p>
          </table:table-cell>
          <table:table-cell office:value-type="string">
            <text:p><text:s/>Création de la page panier</text:p>
            <text:p><text:s/>et effacement du message</text:p>
            <text:p>« panier vide »</text:p>
          </table:table-cell>
          <table:table-cell office:value-type="string">
            <text:p><text:s/>La somme totale est affichée en </text:p>
            <text:p><text:s/>console. Dans le local storage, </text:p>
            <text:p><text:s/>l'ensemble des produits est présent.</text:p>
          </table:table-cell>
          <table:table-cell table:style-name="ce2" office:value-type="string">
            <text:p><text:s/>Les produits ne sont pas</text:p>
            <text:p><text:s/>sur la page ni dans le</text:p>
            <text:p><text:s/>Local Storage.</text:p>
          </table:table-cell>
        </table:table-row>
        <table:table-row table:style-name="ro4">
          <table:table-cell office:value-type="string">
            <text:p><text:s/>index.js</text:p>
          </table:table-cell>
          <table:table-cell office:value-type="string">
            <text:p><text:s/>Ligne 255 à 264</text:p>
          </table:table-cell>
          <table:table-cell office:value-type="string">
            <text:p><text:s/>annulerProduit</text:p>
          </table:table-cell>
          <table:table-cell office:value-type="string">
            <text:p><text:s/>Effacer un article se </text:p>
            <text:p><text:s/>trouvant dans le panier.</text:p>
          </table:table-cell>
          <table:table-cell office:value-type="string">
            <text:p><text:s/>L'article est retiré de la page panier,</text:p>
            <text:p><text:s/>du Local Storage et une alerte est </text:p>
            <text:p><text:s/>affichée en console.</text:p>
          </table:table-cell>
          <table:table-cell office:value-type="string">
            <text:p><text:s/>L'article n'est pas retiré </text:p>
            <text:p><text:s/>du panier et du Local</text:p>
            <text:p><text:s/>Storage.</text:p>
          </table:table-cell>
        </table:table-row>
        <table:table-row table:style-name="ro4">
          <table:table-cell office:value-type="string">
            <text:p><text:s/>index.js</text:p>
          </table:table-cell>
          <table:table-cell office:value-type="string">
            <text:p><text:s/>Ligne 268 à 333</text:p>
          </table:table-cell>
          <table:table-cell office:value-type="string">
            <text:p><text:s/>verifSaisies</text:p>
          </table:table-cell>
          <table:table-cell office:value-type="string">
            <text:p><text:s/>Vérifier que les input des </text:p>
            <text:p><text:s/>utilisateurs sont valides.</text:p>
          </table:table-cell>
          <table:table-cell office:value-type="string">
            <text:p><text:s/>Une alerte est donnée à l'utilisateur si</text:p>
            <text:p><text:s/>une entrée est invalide. En console, </text:p>
            <text:p><text:s/>les inputs sont validés ou invalidés.</text:p>
          </table:table-cell>
          <table:table-cell office:value-type="string">
            <text:p><text:s/>L'utilsateur entre un </text:p>
            <text:p><text:s/>caractère non valide et <text:s/></text:p>
            <text:p><text:s/>passe commande.</text:p>
          </table:table-cell>
        </table:table-row>
        <table:table-row table:style-name="ro4">
          <table:table-cell office:value-type="string">
            <text:p><text:s/>index.js</text:p>
          </table:table-cell>
          <table:table-cell office:value-type="string">
            <text:p><text:s/>Ligne 337 à 350</text:p>
          </table:table-cell>
          <table:table-cell office:value-type="string">
            <text:p><text:s/>verifPanier</text:p>
          </table:table-cell>
          <table:table-cell office:value-type="string">
            <text:p><text:s/>Vérifier que le panier de </text:p>
            <text:p><text:s/>l'utilisateur est plein..</text:p>
          </table:table-cell>
          <table:table-cell office:value-type="string">
            <text:p><text:s/>Une alerte prévient l'utilisateur que son</text:p>
            <text:p><text:s/>panier est vide et une erreur est </text:p>
            <text:p><text:s/>affichée en console.</text:p>
          </table:table-cell>
          <table:table-cell office:value-type="string">
            <text:p><text:s/>La vérification ne </text:p>
            <text:p><text:s/>s'execute pas.</text:p>
          </table:table-cell>
        </table:table-row>
        <table:table-row table:style-name="ro4">
          <table:table-cell office:value-type="string">
            <text:p><text:s/>index.js</text:p>
          </table:table-cell>
          <table:table-cell office:value-type="string">
            <text:p><text:s/>Ligne 362 à 386</text:p>
          </table:table-cell>
          <table:table-cell office:value-type="string">
            <text:p><text:s/>envoiFormulaire</text:p>
          </table:table-cell>
          <table:table-cell office:value-type="string">
            <text:p><text:s/>Le formulaire est converti</text:p>
            <text:p><text:s/>en objet sous forme de </text:p>
            <text:p><text:s/>tableau prêt à être envoyé.</text:p>
          </table:table-cell>
          <table:table-cell office:value-type="string">
            <text:p><text:s/>Dans la console l'objet contact a été </text:p>
            <text:p><text:s/>créé, et message confirme que </text:p>
            <text:p><text:s/>l'utilsateur a été redirigé.</text:p>
          </table:table-cell>
          <table:table-cell office:value-type="string">
            <text:p><text:s/>L'objet n'a pas été crée</text:p>
            <text:p><text:s/>et l'utilisateur n'a pas </text:p>
            <text:p><text:s/>été redirigé.</text:p>
          </table:table-cell>
        </table:table-row>
        <table:table-row table:style-name="ro4">
          <table:table-cell office:value-type="string">
            <text:p><text:s/>index.js</text:p>
          </table:table-cell>
          <table:table-cell office:value-type="string">
            <text:p><text:s/>Ligne 390 à 426</text:p>
          </table:table-cell>
          <table:table-cell office:value-type="string">
            <text:p><text:s/>envoiFormulaireApi</text:p>
          </table:table-cell>
          <table:table-cell office:value-type="string">
            <text:p><text:s/>Le tableau est envoyé à </text:p>
            <text:p><text:s/>l'api sous format JSON. </text:p>
            <text:p><text:s/></text:p>
          </table:table-cell>
          <table:table-cell office:value-type="string">
            <text:p><text:s/>Dans la console,une confirmation de </text:p>
            <text:p><text:s/>la création au format JSON et de </text:p>
            <text:p><text:s/>l'envoi de l'objet a été faite.</text:p>
          </table:table-cell>
          <table:table-cell office:value-type="string">
            <text:p><text:s/>L'objet n'a pas été </text:p>
            <text:p><text:s/>converti et / ou envoyé.</text:p>
          </table:table-cell>
        </table:table-row>
        <table:table-row table:style-name="ro4">
          <table:table-cell office:value-type="string">
            <text:p><text:s/>index.js</text:p>
          </table:table-cell>
          <table:table-cell office:value-type="string">
            <text:p><text:s/>Ligne 430 à 448</text:p>
          </table:table-cell>
          <table:table-cell office:value-type="string">
            <text:p><text:s/>confirmation</text:p>
          </table:table-cell>
          <table:table-cell office:value-type="string">
            <text:p><text:s/>Un message remerciant </text:p>
            <text:p><text:s/>l'utilisateur avec son nom</text:p>
            <text:p><text:s/>et son num de commande.</text:p>
          </table:table-cell>
          <table:table-cell office:value-type="string">
            <text:p><text:s/>Un meesage de confirmation est </text:p>
            <text:p><text:s/>affiché en console avec le numéro </text:p>
            <text:p><text:s/>de la commande.</text:p>
          </table:table-cell>
          <table:table-cell office:value-type="string">
            <text:p><text:s/>Le message ne s'affiche</text:p>
            <text:p><text:s/>Pas.</text:p>
          </table:table-cell>
        </table:table-row>
        <table:table-row table:style-name="ro4">
          <table:table-cell office:value-type="string">
            <text:p><text:s/>index.js</text:p>
          </table:table-cell>
          <table:table-cell office:value-type="string">
            <text:p><text:s/>Ligne 452 à 538</text:p>
          </table:table-cell>
          <table:table-cell office:value-type="string">
            <text:p><text:s/>tableauFacture</text:p>
          </table:table-cell>
          <table:table-cell office:value-type="string">
            <text:p><text:s/>Création de la page.</text:p>
            <text:p><text:s/>confirm.html.</text:p>
          </table:table-cell>
          <table:table-cell office:value-type="string">
            <text:p><text:s/>La page s'affiche correctement avec </text:p>
            <text:p><text:s/>confirmation en console des infos du</text:p>
            <text:p><text:s/>tableau.</text:p>
          </table:table-cell>
          <table:table-cell office:value-type="string">
            <text:p><text:s/>La page ne s'affiche pas</text:p>
            <text:p><text:s/>correctement ou les infos</text:p>
            <text:p><text:s/>ne s'affichent pas.</text:p>
          </table:table-cell>
        </table:table-row>
      </table:table>
      <table:table table:name="Sheet2" table:style-name="ta1" table:print="false">
        <table:table-column table:style-name="co7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15">15/12/2020</text:date>, <text:time>03:42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4T21:37:00.84</meta:creation-date>
    <dc:date>2020-12-15T02:46:55.88</dc:date>
    <meta:editing-duration>PT3H29M42S</meta:editing-duration>
    <meta:editing-cycles>4</meta:editing-cycles>
    <meta:generator>OpenOffice/4.1.8$Win32 OpenOffice.org_project/418m3$Build-9803</meta:generator>
    <meta:document-statistic meta:table-count="3" meta:cell-count="84" meta:object-count="0"/>
  </office:meta>
</office:document-meta>
</file>